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ulya" svg:font-family="Amulya" style:font-pitch="variable"/>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Synonym" svg:font-family="Synony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style:rel-width="100%" table:align="center" style:may-break-between-rows="true" table:border-model="collapsing"/>
    </style:style>
    <style:style style:name="Table1.A" style:family="table-column">
      <style:table-column-properties style:column-width="3.5285in" style:rel-column-width="5081*"/>
    </style:style>
    <style:style style:name="Table1.B" style:family="table-column">
      <style:table-column-properties style:column-width="2.9715in" style:rel-column-width="4279*"/>
    </style:style>
    <style:style style:name="Table1.1" style:family="table-row">
      <style:table-row-properties style:min-row-height="0.3153in" fo:keep-together="auto"/>
    </style:style>
    <style:style style:name="Table1.A1" style:family="table-cell">
      <style:table-cell-properties fo:background-color="#00599d" fo:padding="0.0382in" fo:border-left="none" fo:border-right="none" fo:border-top="0.75pt solid #00599d" fo:border-bottom="0.75pt solid #00599d" style:writing-mode="page">
        <style:background-image/>
      </style:table-cell-properties>
    </style:style>
    <style:style style:name="Table1.2" style:family="table-row">
      <style:table-row-properties style:min-row-height="0.3153in"/>
    </style:style>
    <style:style style:name="Table1.A2" style:family="table-cell">
      <style:table-cell-properties style:vertical-align="" fo:background-color="transparent" fo:padding="0.0382in" fo:border-left="0.75pt solid #00599d" fo:border-right="none" fo:border-top="0.75pt solid #00599d" fo:border-bottom="none" style:writing-mode="page">
        <style:background-image/>
      </style:table-cell-properties>
    </style:style>
    <style:style style:name="Table1.B2" style:family="table-cell">
      <style:table-cell-properties fo:background-color="transparent" fo:padding="0.0382in" fo:border-left="none" fo:border-right="0.75pt solid #00599d" fo:border-top="0.75pt solid #00599d" fo:border-bottom="none" style:writing-mode="page">
        <style:background-image/>
      </style:table-cell-properties>
    </style:style>
    <style:style style:name="Table1.3" style:family="table-row">
      <style:table-row-properties style:min-row-height="0.3153in"/>
    </style:style>
    <style:style style:name="Table1.A3" style:family="table-cell">
      <style:table-cell-properties fo:background-color="#ffffff" fo:padding="0.0382in" fo:border-left="0.75pt solid #00599d" fo:border-right="none" fo:border-top="none" fo:border-bottom="none" style:writing-mode="page">
        <style:background-image/>
      </style:table-cell-properties>
    </style:style>
    <style:style style:name="Table1.B3" style:family="table-cell">
      <style:table-cell-properties fo:background-color="#ffffff" fo:padding="0.0382in" fo:border-left="none" fo:border-right="0.75pt solid #00599d" fo:border-top="none" fo:border-bottom="none" style:writing-mode="page">
        <style:background-image/>
      </style:table-cell-properties>
    </style:style>
    <style:style style:name="Table1.4" style:family="table-row">
      <style:table-row-properties style:min-row-height="0.3153in"/>
    </style:style>
    <style:style style:name="Table1.A4" style:family="table-cell">
      <style:table-cell-properties fo:background-color="#ffffff" fo:padding="0.0382in"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ffffff" fo:padding="0.0382in" fo:border-left="none" fo:border-right="0.75pt solid #00599d" fo:border-top="0.75pt solid #00599d" fo:border-bottom="0.75pt solid #00599d" style:writing-mode="page">
        <style:background-image/>
      </style:table-cell-properties>
    </style:style>
    <style:style style:name="P1" style:family="paragraph" style:parent-style-name="Title">
      <style:text-properties style:font-name="Amulya"/>
    </style:style>
    <style:style style:name="P2" style:family="paragraph" style:parent-style-name="Heading_20_1">
      <style:text-properties style:font-name="Amulya"/>
    </style:style>
    <style:style style:name="P3" style:family="paragraph" style:parent-style-name="First_20_paragraph">
      <style:text-properties style:font-name="Synonym"/>
    </style:style>
    <style:style style:name="P4" style:family="paragraph" style:parent-style-name="Text_20_body">
      <style:text-properties style:font-name="Amulya"/>
    </style:style>
    <style:style style:name="P5" style:family="paragraph" style:parent-style-name="Text_20_body">
      <style:paragraph-properties fo:text-align="end" style:justify-single-word="false"/>
      <style:text-properties style:font-name="Amulya" officeooo:rsid="00164393" officeooo:paragraph-rsid="00164393"/>
    </style:style>
    <style:style style:name="P6" style:family="paragraph" style:parent-style-name="Text_20_body">
      <style:text-properties style:font-name="Synonym"/>
    </style:style>
    <style:style style:name="P7" style:family="paragraph" style:parent-style-name="Text_20_body" style:list-style-name="L1">
      <style:paragraph-properties fo:margin-top="0in" fo:margin-bottom="0in" style:contextual-spacing="false"/>
      <style:text-properties style:font-name="Synonym"/>
    </style:style>
    <style:style style:name="P8" style:family="paragraph" style:parent-style-name="Text_20_body" style:list-style-name="L2">
      <style:paragraph-properties fo:margin-top="0in" fo:margin-bottom="0in" style:contextual-spacing="false"/>
      <style:text-properties style:font-name="Synonym"/>
    </style:style>
    <style:style style:name="P9" style:family="paragraph" style:parent-style-name="First_20_paragraph">
      <style:text-properties style:font-name="Amulya"/>
    </style:style>
    <style:style style:name="P10" style:family="paragraph" style:parent-style-name="Text_20_body" style:list-style-name="L3">
      <style:paragraph-properties fo:margin-top="0in" fo:margin-bottom="0in" style:contextual-spacing="false"/>
      <style:text-properties style:font-name="Synonym"/>
    </style:style>
    <style:style style:name="P11" style:family="paragraph" style:parent-style-name="Text_20_body">
      <style:paragraph-properties fo:text-align="end" style:justify-single-word="false"/>
      <style:text-properties style:font-name="Amulya" officeooo:rsid="0017b95c" officeooo:paragraph-rsid="0017b95c"/>
    </style:style>
    <style:style style:name="P12" style:family="paragraph" style:parent-style-name="Text_20_body" style:list-style-name="L4">
      <style:paragraph-properties fo:margin-top="0in" fo:margin-bottom="0in" style:contextual-spacing="false"/>
      <style:text-properties style:font-name="Synonym"/>
    </style:style>
    <style:style style:name="P13" style:family="paragraph" style:parent-style-name="Text_20_body">
      <style:text-properties style:font-name="Amulya" officeooo:paragraph-rsid="001c375d"/>
    </style:style>
    <style:style style:name="P14" style:family="paragraph" style:parent-style-name="Text_20_body" style:list-style-name="L5">
      <style:paragraph-properties fo:margin-top="0in" fo:margin-bottom="0in" style:contextual-spacing="false"/>
      <style:text-properties style:font-name="Synonym" officeooo:paragraph-rsid="001c375d"/>
    </style:style>
    <style:style style:name="P15" style:family="paragraph" style:parent-style-name="Text_20_body" style:list-style-name="L6">
      <style:paragraph-properties fo:margin-top="0in" fo:margin-bottom="0in" style:contextual-spacing="false"/>
      <style:text-properties style:font-name="Synonym"/>
    </style:style>
    <style:style style:name="P16" style:family="paragraph" style:parent-style-name="Heading_20_2">
      <style:text-properties style:font-name="Amulya" fo:font-style="normal" style:font-style-asian="normal" style:font-style-complex="normal"/>
    </style:style>
    <style:style style:name="P17" style:family="paragraph" style:parent-style-name="Text_20_body" style:list-style-name="L7">
      <style:paragraph-properties fo:margin-top="0in" fo:margin-bottom="0in" style:contextual-spacing="false"/>
      <style:text-properties style:font-name="Synonym"/>
    </style:style>
    <style:style style:name="P18"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Synonym"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First_20_paragraph">
      <style:text-properties style:font-name="Amulya" officeooo:paragraph-rsid="001446c1"/>
    </style:style>
    <style:style style:name="P21" style:family="paragraph" style:parent-style-name="First_20_paragraph">
      <style:paragraph-properties fo:text-align="end" style:justify-single-word="false"/>
      <style:text-properties style:font-name="Amulya" officeooo:paragraph-rsid="001446c1"/>
    </style:style>
    <style:style style:name="P22" style:family="paragraph" style:parent-style-name="Text_20_body" style:list-style-name="L8">
      <style:paragraph-properties fo:margin-top="0in" fo:margin-bottom="0in" style:contextual-spacing="false"/>
      <style:text-properties style:font-name="Synonym"/>
    </style:style>
    <style:style style:name="P23" style:family="paragraph" style:parent-style-name="Text_20_body">
      <style:paragraph-properties fo:text-align="end" style:justify-single-word="false"/>
      <style:text-properties style:font-name="Amulya" officeooo:rsid="001446c1" officeooo:paragraph-rsid="001446c1"/>
    </style:style>
    <style:style style:name="P24" style:family="paragraph" style:parent-style-name="Text_20_body" style:list-style-name="L9">
      <style:text-properties style:font-name="Amulya" officeooo:paragraph-rsid="00081c76"/>
    </style:style>
    <style:style style:name="P25" style:family="paragraph" style:parent-style-name="Text_20_body" style:list-style-name="L9">
      <style:text-properties style:font-name="Synonym" officeooo:paragraph-rsid="00081c76"/>
    </style:style>
    <style:style style:name="P26" style:family="paragraph" style:parent-style-name="Text_20_body" style:list-style-name="L9">
      <style:text-properties style:font-name="Amulya" officeooo:paragraph-rsid="00065014"/>
    </style:style>
    <style:style style:name="P27" style:family="paragraph" style:parent-style-name="Text_20_body" style:list-style-name="L9">
      <style:text-properties style:font-name="Synonym" officeooo:paragraph-rsid="00065014"/>
    </style:style>
    <style:style style:name="P28" style:family="paragraph" style:parent-style-name="Text_20_body" style:list-style-name="L9">
      <style:text-properties style:font-name="Synonym"/>
    </style:style>
    <style:style style:name="P29" style:family="paragraph" style:parent-style-name="Text_20_body" style:list-style-name="L10">
      <style:paragraph-properties fo:margin-top="0in" fo:margin-bottom="0in" style:contextual-spacing="false"/>
      <style:text-properties style:font-name="Synonym"/>
    </style:style>
    <style:style style:name="P30" style:family="paragraph">
      <style:paragraph-properties fo:text-align="center"/>
      <style:text-properties fo:font-size="12pt"/>
    </style:style>
    <style:style style:name="P31" style:family="paragraph">
      <style:paragraph-properties fo:text-align="center" style:writing-mode="lr-tb"/>
      <style:text-properties fo:font-size="12pt"/>
    </style:style>
    <style:style style:name="P32" style:family="paragraph" style:parent-style-name="Text_20_body" style:list-style-name="L11">
      <style:paragraph-properties fo:margin-top="0in" fo:margin-bottom="0in" style:contextual-spacing="false"/>
      <style:text-properties style:font-name="Synonym"/>
    </style:style>
    <style:style style:name="P33" style:family="paragraph" style:parent-style-name="Text_20_body" style:list-style-name="L12">
      <style:paragraph-properties fo:margin-top="0in" fo:margin-bottom="0in" style:contextual-spacing="false"/>
      <style:text-properties style:font-name="Synonym"/>
    </style:style>
    <style:style style:name="P34" style:family="paragraph" style:parent-style-name="Text_20_body" style:list-style-name="L13">
      <style:paragraph-properties fo:margin-top="0in" fo:margin-bottom="0in" style:contextual-spacing="false"/>
      <style:text-properties style:font-name="Synonym"/>
    </style:style>
    <style:style style:name="T1" style:family="text">
      <style:text-properties fo:font-weight="bold" style:font-weight-asian="bold" style:font-weight-complex="bold"/>
    </style:style>
    <style:style style:name="T2" style:family="text">
      <style:text-properties style:font-name="Amulya" fo:font-weight="bold" style:font-weight-asian="bold" style:font-weight-complex="bold"/>
    </style:style>
    <style:style style:name="T3" style:family="text">
      <style:text-properties style:font-name="Amulya"/>
    </style:style>
    <style:style style:name="T4" style:family="text">
      <style:text-properties fo:background-color="transparent" loext:char-shading-value="0"/>
    </style:style>
    <style:style style:name="T5" style:family="text">
      <style:text-properties fo:background-color="#ffff00" loext:char-shading-value="0"/>
    </style:style>
    <style:style style:name="T6" style:family="text">
      <style:text-properties fo:font-weight="normal" fo:background-color="#ffff00" loext:char-shading-value="0" style:font-weight-asian="normal" style:font-weight-complex="normal"/>
    </style:style>
    <style:style style:name="T7" style:family="text">
      <style:text-properties fo:font-style="italic" fo:background-color="#ffff00" loext:char-shading-value="0"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fo:background-color="#ffff00" loext:char-shading-value="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127b67"/>
    </style:style>
    <style:style style:name="T13" style:family="text">
      <style:text-properties officeooo:rsid="001446c1"/>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05d858"/>
    </style:style>
    <style:style style:name="T17" style:family="text">
      <style:text-properties fo:font-size="10.5pt" style:font-size-asian="10.5pt" style:font-size-complex="10.5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in" draw:marker-start-width="0.139in" draw:marker-end-width="0.139in" draw:textarea-horizontal-align="justify" draw:textarea-vertical-align="middle" draw:auto-grow-height="false" fo:min-height="1.022in" fo:min-width="2.0835in" fo:padding-top="0in" fo:padding-bottom="0in" fo:padding-left="0in" fo:padding-right="0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Sixteenth Century Poetry</text:p>
      <text:h text:style-name="P2" text:outline-level="1"><text:bookmark-start text:name="general-characteristic-of-the-16th-century"/>General Characteristic of the 16th Century<text:bookmark-end text:name="general-characteristic-of-the-16th-century"/></text:h>
      <text:p text:style-name="P3">In the 1500 (16th century) English language has became standardized and a whole new outlook on life changed English literature (this being the Renaissance).</text:p>
      <text:p text:style-name="P4"><text:span text:style-name="T1">Q/ What are the most important things that happened in the 16th century</text:span>?</text:p>
      <text:p text:style-name="P5">بلغالب يجن بس تعداد</text:p>
      <text:p text:style-name="P6"><text:span text:style-name="T2">1.</text:span><text:span text:style-name="T1"> </text:span><text:span text:style-name="T2">The fall of Constantinople</text:span><text:span text:style-name="T3">.</text:span></text:p>
      <text:p text:style-name="P6">The fall of the city lead many <text:span text:style-name="T4">Greek</text:span> <text:span text:style-name="T4">scholars</text:span> and their manuscripts to settle down in Italy, because Italy was a great place for learning.</text:p>
      <text:p text:style-name="P6">The scholars and their teaching had a huge impact on Italy and its revival of classical learning.</text:p>
      <text:p text:style-name="P6"><text:span text:style-name="T2">2.</text:span><text:span text:style-name="T1"> </text:span><text:span text:style-name="T2">Geographical Discoveries</text:span><text:span text:style-name="T3">.</text:span></text:p>
      <text:p text:style-name="P6">The fall of Constantinople led to the loss of the old routes for spices,silk and precious stones, so there were attempts to find new routs, this led to the discovery of:</text:p>
      <text:list text:style-name="L1">
        <text:list-item>
          <text:p text:style-name="P7">Cape route to India</text:p>
        </text:list-item>
        <text:list-item>
          <text:p text:style-name="P7">The new world (America)</text:p>
        </text:list-item>
      </text:list>
      <text:p text:style-name="P3"><text:span text:style-name="T2">3. The Invention of Printing</text:span><text:span text:style-name="T3">.</text:span></text:p>
      <text:p text:style-name="P6">In the late 15th books were written by hand and they were expensive, only rich people was able to afford them, in <text:span text:style-name="T5">1445</text:span> this changed.</text:p>
      <text:p text:style-name="P6">The Invention of printing allowed the widespread of knowledge to most people, books were cheap and available without much effort.</text:p>
      <text:p text:style-name="P6"><text:span text:style-name="T2">4. The Copernican system</text:span><text:span text:style-name="T3">.</text:span></text:p>
      <text:p text:style-name="P6">Copernicus work changed the idea held; that the earth is the center of the universe and that the sun and other planets revolve around it.</text:p>
      <text:p text:style-name="P6">Copernicus instead advocated that the earth and other planets revolve around the sun.</text:p>
      <text:p text:style-name="P6"><text:soft-page-break/><text:span text:style-name="T2">5. The Reformation</text:span><text:span text:style-name="T3">.</text:span></text:p>
      <text:p text:style-name="P6">By the end of the Middle Ages many thought the catholic church needed reformation, because of the growing wealth of the clergy and the moral shortcomings to some of them.</text:p>
      <text:p text:style-name="P4"><text:span text:style-name="T1">Q/ What made Italy the center of the renaissance</text:span>?</text:p>
      <text:list text:style-name="L2">
        <text:list-item>
          <text:p text:style-name="P8">By its geographical position close to Greece Egypt and Arabic empire.</text:p>
        </text:list-item>
        <text:list-item>
          <text:p text:style-name="P8">By its traditional Roman law and government.</text:p>
        </text:list-item>
        <text:list-item>
          <text:p text:style-name="P8">By its material prosperity and peace.</text:p>
        </text:list-item>
      </text:list>
      <text:p text:style-name="P9"><text:span text:style-name="T1">Q/ What The Reformation of the church included</text:span>?</text:p>
      <text:list text:style-name="L3">
        <text:list-item>
          <text:p text:style-name="P10">Humanism and the Renaissance.</text:p>
        </text:list-item>
        <text:list-item>
          <text:p text:style-name="P10">The invention of printing.</text:p>
        </text:list-item>
        <text:list-item>
          <text:p text:style-name="P10">The reaction of princes against the authority of the pope.</text:p>
        </text:list-item>
      </text:list>
      <text:h text:style-name="P2" text:outline-level="1"><text:bookmark-start text:name="the-renaissance"/>The Renaissance<text:bookmark-end text:name="the-renaissance"/></text:h>
      <text:p text:style-name="P3">It is the most significant movement of the 16th century, unlike the middle ages, it was conscious of itself, it knew that it was the Renaissance.</text:p>
      <text:p text:style-name="P6"><text:span text:style-name="T5">It was marked by the growing interest of the part of scholars in the language and literature of the classical worlds of Greece and Roman</text:span>.</text:p>
      <text:p text:style-name="P4"><text:span text:style-name="T1">Q/ What are the characteristics of the renaissance</text:span>?</text:p>
      <text:p text:style-name="P11">ايضا بلغالب يجن تعداد فقط</text:p>
      <text:p text:style-name="P6"><text:span text:style-name="T2">1. Humanism</text:span><text:span text:style-name="T3">.</text:span></text:p>
      <text:p text:style-name="P6">The believe that Humans is the most important being on earth, it focuses on the human element rather than the supernatural or divine (like the medieval), it relies on science rather than superstition.</text:p>
      <text:p text:style-name="P6"><text:span text:style-name="T2">2.</text:span><text:span text:style-name="T1"> </text:span><text:span text:style-name="T2">Secularism</text:span><text:span text:style-name="T3">.</text:span></text:p>
      <text:p text:style-name="P6">The principle of separation between the state and religion.</text:p>
      <text:p text:style-name="P6">This was a major thing in the 16th, before that (in the Middle Ages) the church was in control of everything, from the state to art and literature.</text:p>
      <text:p text:style-name="P6"><text:span text:style-name="T2">3.</text:span><text:span text:style-name="T1"> </text:span><text:span text:style-name="T2">Naturalism</text:span><text:span text:style-name="T3">.</text:span></text:p>
      <text:p text:style-name="P6"><text:soft-page-break/>The believe that everything happens in the world is natural and can be tested with science.</text:p>
      <text:p text:style-name="P6">This helped shift the emphasis from the supernatural to the here and now, it helped people to seek means to achieve their goals instead of relaying on god and superstition.</text:p>
      <text:p text:style-name="P6"><text:span text:style-name="T2">4</text:span><text:span text:style-name="T1">. </text:span><text:span text:style-name="T2">The Revival of Platonism</text:span><text:span text:style-name="T3">.</text:span></text:p>
      <text:p text:style-name="P6">The belief in man’s ability to increase through wisdom and virtue his power and knowledge with which to control the non-human element (the supernatural spirit).</text:p>
      <text:p text:style-name="P4"><text:span text:style-name="T1">5. Classic Translations and Standards</text:span>.</text:p>
      <text:p text:style-name="P6">The renaissance offered many great translations of classics Greek and Latin works, it also promoted classical standards to literature.</text:p>
      <text:h text:style-name="P2" text:outline-level="1"><text:bookmark-start text:name="sixteenth-century-poetry"/>Sixteenth Century Poetry<text:bookmark-end text:name="sixteenth-century-poetry"/></text:h>
      <text:p text:style-name="P3">In the 16th century, lyrics in its all kind were popular, songs and madrigals and especially lyrical poems, there were few English poets who were popular in that time:</text:p>
      <text:list text:style-name="L4">
        <text:list-item>
          <text:p text:style-name="P12">Sir Thomas Wyatt.</text:p>
        </text:list-item>
        <text:list-item>
          <text:p text:style-name="P12">Henry Howard (Earl of Surrey).</text:p>
        </text:list-item>
        <text:list-item>
          <text:p text:style-name="P12">Philip Sidney.</text:p>
        </text:list-item>
        <text:list-item>
          <text:p text:style-name="P12">Edmund Spenser.</text:p>
        </text:list-item>
      </text:list>
      <text:p text:style-name="P3">Before that (The Middle Ages) there was <text:span text:style-name="T6">Geoffrey Chaucer</text:span><text:span text:style-name="T5">, which was one of the greatest poets in the Middle Ages, he influenced 16th poets.</text:span></text:p>
      <text:p text:style-name="P13"><text:span text:style-name="T1">Q/ How did Chaucer influence the 16th century poets</text:span>?</text:p>
      <text:list text:style-name="L5">
        <text:list-item>
          <text:p text:style-name="P14">His employment of rhyme and regular metre.</text:p>
        </text:list-item>
      </text:list>
      <text:list text:style-name="L6">
        <text:list-item>
          <text:p text:style-name="P15">His huge contribution to middle English.</text:p>
        </text:list-item>
        <text:list-item>
          <text:p text:style-name="P15">His impact on native literature remained intact.</text:p>
        </text:list-item>
      </text:list>
      <text:p text:style-name="P3"><text:span text:style-name="T2">Lyrical Poetry</text:span>: A type of poetry that express personal feelings in a short way with rhymes, it is <text:span text:style-name="T7">Subjective</text:span>, <text:span text:style-name="T7">Short</text:span>, <text:span text:style-name="T7">Musical</text:span>.</text:p>
      <text:h text:style-name="P2" text:outline-level="1"><text:bookmark-start text:name="sonnet"/>Sonnet<text:bookmark-end text:name="sonnet"/></text:h>
      <text:p text:style-name="P3"><text:span text:style-name="T5">The sonnet is 14 line poem written in iambic pentameter,</text:span> the <text:span text:style-name="T8">sonnet</text:span> were the most <text:soft-page-break/>important form of poetry in the 16th century.</text:p>
      <text:p text:style-name="P6">The sonnet originated in Italy in the 13th century by <text:span text:style-name="T8">Petrarch</text:span> and Dante, the <text:span text:style-name="T9">English sonnet was credited to Sir Thomas Wyatt and Henry Howard</text:span> in the early 16th century.</text:p>
      <text:p text:style-name="P6">Sonnets were mostly about <text:span text:style-name="T8">love</text:span>, Petrarch wrote sonnets to his mistress <text:span text:style-name="T10">Laura</text:span>.</text:p>
      <text:h text:style-name="P16" text:outline-level="2"><text:bookmark-start text:name="petrarch-sonnet"/>Petrarch Sonnet<text:bookmark-end text:name="petrarch-sonnet"/></text:h>
      <text:p text:style-name="P3">Also called the Italian sonnet, were composed of 14 lines, as follows:</text:p>
      <text:list text:style-name="L7">
        <text:list-item>
          <text:p text:style-name="P17"><text:span text:style-name="T2">Octave</text:span>: the first 8 lines of the sonnet and it is sometimes divided into 2 <text:span text:style-name="T11">Quatrain</text:span> (4 lines).</text:p>
        </text:list-item>
        <text:list-item>
          <text:p text:style-name="P17"><text:span text:style-name="T2">Sestet</text:span>: the last 6 lines of the sonnet, it is sometimes divided into 2 <text:span text:style-name="T11">tercets</text:span> (3 lines).</text:p>
        </text:list-item>
      </text:list>
      <text:h text:style-name="P16" text:outline-level="2"><text:bookmark-start text:name="english-sonnet"/>English Sonnet<text:bookmark-end text:name="english-sonnet"/></text:h>
      <text:p text:style-name="P3"><text:span text:style-name="T8">Henry Howard</text:span> was one of the first to modify the Italian Scheme of the sonnet, but Shakespeare was the best to apply it, this is why English Sonnet was called The Shakespearean Sonnet.</text:p>
      <text:p text:style-name="P4"><text:span text:style-name="T1">Q What are Difference Between English and Italian Sonnet</text:span>?</text:p>
      <table:table table:name="Table1" table:style-name="Table1" table:template-name="Box List Blue">
        <table:table-column table:style-name="Table1.A"/>
        <table:table-column table:style-name="Table1.B"/>
        <table:table-row table:style-name="Table1.1">
          <table:table-cell table:style-name="Table1.A1" office:value-type="string">
            <text:p text:style-name="P18">English</text:p>
          </table:table-cell>
          <table:table-cell table:style-name="Table1.A1" office:value-type="string">
            <text:p text:style-name="P18">Italian</text:p>
          </table:table-cell>
        </table:table-row>
        <table:table-row table:style-name="Table1.2">
          <table:table-cell table:style-name="Table1.A2" office:value-type="string">
            <text:p text:style-name="P19">The Ryhming is abab,cdcd</text:p>
          </table:table-cell>
          <table:table-cell table:style-name="Table1.B2" office:value-type="string">
            <text:p text:style-name="P19">The Rhyming is abba,abba</text:p>
          </table:table-cell>
        </table:table-row>
        <table:table-row table:style-name="Table1.3">
          <table:table-cell table:style-name="Table1.A3" office:value-type="string">
            <text:p text:style-name="P19">It consist of 3 qurations and couplet</text:p>
          </table:table-cell>
          <table:table-cell table:style-name="Table1.B3" office:value-type="string">
            <text:p text:style-name="P19">It consist of octave and sestet</text:p>
          </table:table-cell>
        </table:table-row>
        <table:table-row table:style-name="Table1.4">
          <table:table-cell table:style-name="Table1.A4" office:value-type="string">
            <text:p text:style-name="P19">The climax is in the couplet</text:p>
          </table:table-cell>
          <table:table-cell table:style-name="Table1.B4" office:value-type="string">
            <text:p text:style-name="P19">The climax is in the octave</text:p>
          </table:table-cell>
        </table:table-row>
      </table:table>
      <text:p text:style-name="P20"><text:span text:style-name="T1">Q/ What are the Themes of the 16th Century poetry</text:span>?</text:p>
      <text:p text:style-name="P21"><text:span text:style-name="T12">لو يجي تعداد لو يجي شرح نقطة وحد</text:span><text:span text:style-name="T13">ة</text:span></text:p>
      <text:p text:style-name="P4"><text:span text:style-name="T1">1. Courtly Love</text:span>.</text:p>
      <text:p text:style-name="P6">Love was treated is a kind of god to be worshiped, poets idealized their lovers and put them high in place.</text:p>
      <text:p text:style-name="P6">Usually it involved females of high rank and unattainable, not just because of the class difference, but because they are usually married.</text:p>
      <text:p text:style-name="P4"><text:soft-page-break/><text:span text:style-name="T1">2. Time</text:span>.</text:p>
      <text:p text:style-name="P6">Time was an important theme, it manifested in the idea of youth and the saying “<text:span text:style-name="T1">carpe florem</text:span>” meaning (size the flower), it represent the poet desire to for youth and the beauty that comes from it.</text:p>
      <text:p text:style-name="P4"><text:span text:style-name="T1">3. Death</text:span>.</text:p>
      <text:p text:style-name="P6">Closely connected to time, is the theme of immortality and the fear of death, there were two reaction from poets about it:</text:p>
      <text:list text:style-name="L8">
        <text:list-item>
          <text:p text:style-name="P22">It drove some poets to live in the moments following the motto “<text:span text:style-name="T1">carpe diem</text:span>” meaning (size the day).</text:p>
        </text:list-item>
        <text:list-item>
          <text:p text:style-name="P22">Other took reckless risk and attacked the wicked.</text:p>
        </text:list-item>
      </text:list>
      <text:p text:style-name="P9"><text:span text:style-name="T1">4. Dreams</text:span>.</text:p>
      <text:p text:style-name="P6">Dreams and sleep were also one of the themes the poets used in the 16th century.</text:p>
      <text:p text:style-name="P4"><text:span text:style-name="T1">Q/ What are The Poetic Devices of the 16th Century</text:span>?</text:p>
      <text:p text:style-name="P23">يجن كتعاريف مو كتعداد</text:p>
      <text:p text:style-name="P6"><text:span text:style-name="T2">1. Metaphor</text:span>: Is a figure of speech that compare between two things that isn’t literally true in order to make a resemblance.</text:p>
      <text:p text:style-name="P6">Ex: She is flower.</text:p>
      <text:p text:style-name="P6"><text:span text:style-name="T2">2. Metonymy</text:span>:Is a figure of speech where an object name is replaced by another closely connected to it.</text:p>
      <text:p text:style-name="P6">Ex: What is your favorite <text:span text:style-name="T14">dish</text:span>?</text:p>
      <text:p text:style-name="P6">Here dish means food.</text:p>
      <text:p text:style-name="P6"><text:span text:style-name="T2">3. Synecdoche</text:span>:A figure of speech that uses a part of something to refer to the whole.</text:p>
      <text:p text:style-name="P6">Ex: We Need more <text:span text:style-name="T15">hands</text:span> to finish the job.</text:p>
      <text:p text:style-name="P6">Here hands refers to men.</text:p>
      <text:p text:style-name="P4"><text:span text:style-name="T1">Q/ What are The Images of the 16th Century</text:span>?</text:p>
      <text:p text:style-name="P23">بلغالب يجن تعداد فقط بس مرات يجيب تكلم عن ثيم وحدة</text:p>
      <text:list text:style-name="L9">
        <text:list-item>
          <text:p text:style-name="P24">Images of the sea.</text:p>
          <text:p text:style-name="P25"><text:soft-page-break/>The sea was the most important image of the 16th century because of the discovery that were made through the sea especially the discovery of the new world (America).</text:p>
        </text:list-item>
        <text:list-item>
          <text:p text:style-name="P26">Life as a stage (Theater).</text:p>
          <text:p text:style-name="P27">Stage is a very important image in the 16th century, poet would compare our life to a play, the ups and downs to comedy and tragedy.</text:p>
        </text:list-item>
        <text:list-item>
          <text:p text:style-name="P24">Stars.</text:p>
          <text:p text:style-name="P25">Stars was an important image of the 16th century, people back then depended on stars to guide them through their <text:span text:style-name="T16">journeys </text:span><text:s/>through the wide open ocean.</text:p>
        </text:list-item>
        <text:list-item>
          <text:p text:style-name="P28"><text:span text:style-name="T3">War</text:span>.</text:p>
        </text:list-item>
        <text:list-item>
          <text:p text:style-name="P28"><text:span text:style-name="T3">Diseases</text:span>.</text:p>
        </text:list-item>
        <text:list-item>
          <text:p text:style-name="P28"><text:span text:style-name="T3">Imprisonment</text:span>.</text:p>
        </text:list-item>
        <text:list-item>
          <text:p text:style-name="P28"><text:span text:style-name="T3">Nature</text:span>.</text:p>
        </text:list-item>
      </text:list>
      <text:h text:style-name="P2" text:outline-level="1"><text:bookmark-start text:name="sir-thomas-wyatt"/>Sir Thomas Wyatt<text:bookmark-end text:name="sir-thomas-wyatt"/></text:h>
      <text:p text:style-name="P3"><text:span text:style-name="T5">Thomas was responsible of introducing the Italian sonnet to English poetry</text:span>, his influence was major especially in his use of two forms of poetry:</text:p>
      <text:list text:style-name="L10">
        <text:list-item>
          <text:p text:style-name="P29"><draw:custom-shape text:anchor-type="paragraph" draw:z-index="0" draw:name="Shape 1" draw:style-name="gr1" draw:text-style-name="P31" svg:width="2.2488in" svg:height="1.1031in" svg:x="4.7917in" svg:y="0.1126in"><text:p text:style-name="P30"><text:span text:style-name="T17">الشرح للقصيدة للفهم اقرة القصائد</text:span></text:p><text:p text:style-name="P30"><text:span text:style-name="T17">حتى تعرف المعنى العام</text:span></text:p><draw:enhanced-geometry svg:viewBox="0 0 21600 21600" draw:text-areas="800 800 20800 20800" draw:type="round-rectangular-callout" draw:modifiers="5668.41617783266 28260.79295154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2">ottava rima</text:span>: A rhyming stanza of eight lines.<text:line-break/></text:p>
        </text:list-item>
        <text:list-item>
          <text:p text:style-name="P29"><text:span text:style-name="T2">terza rima</text:span>: A rhyming stanza of three lines.</text:p>
        </text:list-item>
      </text:list>
      <text:p text:style-name="P3"><text:span text:style-name="T2">stanza</text:span>: A group of lines separated from others in a poem.</text:p>
      <text:h text:style-name="P2" text:outline-level="1"><text:bookmark-start text:name="to-his-lady-by-thomas-wyatt"/>To His Lady By Thomas Wyatt<text:bookmark-end text:name="to-his-lady-by-thomas-wyatt"/></text:h>
      <text:p text:style-name="P3">In this poem Thomas asks his love a simple question: yes or no. He is asking her if she wants him or not, expressing this in a very simple and direct way.</text:p>
      <text:list text:style-name="L11">
        <text:list-item>
          <text:p text:style-name="P32"><text:span text:style-name="T2">Themes</text:span>: Courtly Love.</text:p>
        </text:list-item>
        <text:list-item>
          <text:p text:style-name="P32"><text:span text:style-name="T2">Tone</text:span>: Practical, Rational.</text:p>
        </text:list-item>
        <text:list-item>
          <text:p text:style-name="P32"><text:span text:style-name="T2">Style</text:span>: Simple, Direct.</text:p>
        </text:list-item>
      </text:list>
      <text:h text:style-name="P2" text:outline-level="1"><text:bookmark-start text:name="farewell-by-thomas-wyatt"/><text:soft-page-break/>Farewell By Thomas Wyatt<text:bookmark-end text:name="farewell-by-thomas-wyatt"/></text:h>
      <text:p text:style-name="P3">In this poem Thomas says goodbye to his beloved because of her betrayal, and not keeping her promises to him, he calls her a hypocrite (having a double heart).</text:p>
      <text:list text:style-name="L12">
        <text:list-item>
          <text:p text:style-name="P33"><text:span text:style-name="T2">Themes</text:span>: Courtly Love.</text:p>
        </text:list-item>
        <text:list-item>
          <text:p text:style-name="P33"><text:span text:style-name="T2">Tone</text:span>: Sad, Angry, Betrayed</text:p>
        </text:list-item>
        <text:list-item>
          <text:p text:style-name="P33"><text:span text:style-name="T2">Style</text:span>: Simple, Direct.</text:p>
        </text:list-item>
      </text:list>
      <text:h text:style-name="P2" text:outline-level="1"><text:bookmark-start text:name="an-appeal-by-thomas-wyatt"/>An Appeal By Thomas Wyatt<text:bookmark-end text:name="an-appeal-by-thomas-wyatt"/></text:h>
      <text:p text:style-name="P3">In this poem Thomas ask a rhetorical question, saying: after all, you leave me like this? to express his wonder and surprise.</text:p>
      <text:p text:style-name="P6">Thomas uses reputation for emphasis and for music.</text:p>
      <text:p text:style-name="P6">Thomas ends his poem with: “alas, thy cruelty” to mean that he is leaving her.</text:p>
      <text:list text:style-name="L13">
        <text:list-item>
          <text:p text:style-name="P34"><text:span text:style-name="T2">Themes</text:span>: Courtly Love.</text:p>
        </text:list-item>
        <text:list-item>
          <text:p text:style-name="P34"><text:span text:style-name="T2">Tone</text:span>: Frustration, Sad, Wonder.</text:p>
        </text:list-item>
        <text:list-item>
          <text:p text:style-name="P34"><text:span text:style-name="T2">Style</text:span>: Simple, Direc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ulya" svg:font-family="Amulya" style:font-pitch="variable"/>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Synonym" svg:font-family="Synony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The Sixteenth Century Poetry</dc:title>
    <dc:description/>
    <dc:subject/>
    <meta:keyword/>
    <meta:initial-creator/>
    <meta:creation-date>2024-11-20T21:48:59Z</meta:creation-date>
    <dc:date>2024-12-10T21:50:02.096308948</dc:date>
    <meta:editing-duration>PT53M5S</meta:editing-duration>
    <meta:editing-cycles>29</meta:editing-cycles>
    <meta:document-statistic meta:table-count="1" meta:image-count="0" meta:object-count="0" meta:page-count="7" meta:paragraph-count="134" meta:word-count="1503" meta:character-count="8416" meta:non-whitespace-character-count="7081"/>
  </office:meta>
</office:document-meta>
</file>